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aadf" officeooo:paragraph-rsid="000baadf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sur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na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assport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g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given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ontrol text:anchor-type="paragraph" draw:z-index="1" draw:name="Фигура2" draw:style-name="gr1" draw:text-style-name="P2" svg:width="2.461cm" svg:height="0.451cm" svg:x="7.389cm" svg:y="0.198cm" draw:control="control2"/><draw:control text:anchor-type="paragraph" draw:z-index="2" draw:name="Фигура3" draw:style-name="gr1" draw:text-style-name="P2" svg:width="2.012cm" svg:height="0.98cm" svg:x="0.404cm" svg:y="1.626cm" draw:control="control3"/><draw:control text:anchor-type="paragraph" draw:z-index="3" draw:name="Фигура4" draw:style-name="gr1" draw:text-style-name="P2" svg:width="2.091cm" svg:height="0.953cm" svg:x="4.955cm" svg:y="1.679cm" draw:control="control4"/><draw:control text:anchor-type="paragraph" draw:z-index="4" draw:name="Фигура5" draw:style-name="gr1" draw:text-style-name="P2" svg:width="1.694cm" svg:height="0.742cm" svg:x="0.827cm" svg:y="3.955cm" draw:control="control5"/>Прошу отчислить меня <draw:control text:anchor-type="as-char" draw:z-index="0" draw:name="Фигура1" draw:style-name="gr2" draw:text-style-name="P2" svg:width="2.038cm" svg:height="0.609cm" draw:control="control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23:31:28.459309149</meta:creation-date>
    <dc:date>2020-09-15T23:36:36.397938746</dc:date>
    <meta:editing-duration>PT5M20S</meta:editing-duration>
    <meta:editing-cycles>1</meta:editing-cycles>
    <meta:document-statistic meta:table-count="0" meta:image-count="0" meta:object-count="0" meta:page-count="1" meta:paragraph-count="1" meta:word-count="3" meta:character-count="21" meta:non-whitespace-character-count="18"/>
    <meta:generator>LibreOffice/6.4.5.2$Linux_X86_64 LibreOffice_project/40$Build-2</meta:generator>
  </office:meta>
</office:document-meta>
</file>